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64d9c" officeooo:paragraph-rsid="00164d9c" style:font-size-asian="10pt" style:font-size-complex="10pt"/>
    </style:style>
    <style:style style:name="P2" style:family="paragraph" style:parent-style-name="Standard">
      <style:text-properties fo:font-size="10pt" officeooo:rsid="00164d9c" officeooo:paragraph-rsid="0016b6a8" style:font-size-asian="10pt" style:font-size-complex="10pt"/>
    </style:style>
    <style:style style:name="P3" style:family="paragraph" style:parent-style-name="Standard">
      <style:text-properties fo:font-size="10pt" officeooo:rsid="0016b6a8" officeooo:paragraph-rsid="0016b6a8" style:font-size-asian="10pt" style:font-size-complex="10pt"/>
    </style:style>
    <style:style style:name="P4" style:family="paragraph" style:parent-style-name="Standard">
      <style:text-properties fo:font-size="10pt" officeooo:rsid="0017bf84" officeooo:paragraph-rsid="0017bf84" style:font-size-asian="10pt" style:font-size-complex="10pt"/>
    </style:style>
    <style:style style:name="P5" style:family="paragraph" style:parent-style-name="Standard">
      <style:text-properties fo:font-size="10pt" officeooo:rsid="0017bf84" officeooo:paragraph-rsid="001d008f" style:font-size-asian="10pt" style:font-size-complex="10pt"/>
    </style:style>
    <style:style style:name="P6" style:family="paragraph" style:parent-style-name="Standard">
      <style:text-properties fo:font-size="10pt" officeooo:rsid="00111b9e" officeooo:paragraph-rsid="0017bf84" style:font-size-asian="10pt" style:font-size-complex="10pt"/>
    </style:style>
    <style:style style:name="P7" style:family="paragraph" style:parent-style-name="Standard">
      <style:text-properties fo:font-size="10pt" officeooo:rsid="0003cd1d" officeooo:paragraph-rsid="0017bf84" style:font-size-asian="10pt" style:font-size-complex="10pt"/>
    </style:style>
    <style:style style:name="P8" style:family="paragraph" style:parent-style-name="Standard">
      <style:text-properties fo:font-size="10pt" officeooo:rsid="0003cd1d" officeooo:paragraph-rsid="0016b6a8" style:font-size-asian="10pt" style:font-size-complex="10pt"/>
    </style:style>
    <style:style style:name="P9" style:family="paragraph" style:parent-style-name="Standard">
      <style:text-properties fo:font-size="10pt" officeooo:rsid="00055508" officeooo:paragraph-rsid="0017bf84" style:font-size-asian="10pt" style:font-size-complex="10pt"/>
    </style:style>
    <style:style style:name="P10" style:family="paragraph" style:parent-style-name="Standard">
      <style:text-properties fo:font-size="10pt" officeooo:rsid="000a4da3" officeooo:paragraph-rsid="0017bf84" style:font-size-asian="10pt" style:font-size-complex="10pt"/>
    </style:style>
    <style:style style:name="P11" style:family="paragraph" style:parent-style-name="Standard">
      <style:text-properties fo:font-size="10pt" officeooo:rsid="000f0df8" officeooo:paragraph-rsid="0017bf84" style:font-size-asian="10pt" style:font-size-complex="10pt"/>
    </style:style>
    <style:style style:name="P12" style:family="paragraph" style:parent-style-name="Standard">
      <style:text-properties fo:font-size="10pt" officeooo:rsid="0010667d" officeooo:paragraph-rsid="0017bf84" style:font-size-asian="10pt" style:font-size-complex="10pt"/>
    </style:style>
    <style:style style:name="P13" style:family="paragraph" style:parent-style-name="Standard">
      <style:text-properties fo:font-size="10pt" officeooo:rsid="00111b9e" officeooo:paragraph-rsid="0017bf84" fo:background-color="#ffffff" style:font-size-asian="10pt" style:font-size-complex="10pt"/>
    </style:style>
    <style:style style:name="P14" style:family="paragraph" style:parent-style-name="Standard">
      <style:text-properties fo:font-size="10pt" officeooo:rsid="00111b9e" officeooo:paragraph-rsid="0017bf84" fo:background-color="#b2b2b2" style:font-size-asian="10pt" style:font-size-complex="10pt"/>
    </style:style>
    <style:style style:name="P15" style:family="paragraph" style:parent-style-name="Standard">
      <style:text-properties fo:font-size="10pt" officeooo:rsid="0012cf74" officeooo:paragraph-rsid="0017bf84" fo:background-color="#b2b2b2" style:font-size-asian="10pt" style:font-size-complex="10pt"/>
    </style:style>
    <style:style style:name="T1" style:family="text">
      <style:text-properties officeooo:rsid="0016b6a8"/>
    </style:style>
    <style:style style:name="T2" style:family="text">
      <style:text-properties officeooo:rsid="0017bf84"/>
    </style:style>
    <style:style style:name="T3" style:family="text">
      <style:text-properties officeooo:rsid="000610b0"/>
    </style:style>
    <style:style style:name="T4" style:family="text">
      <style:text-properties officeooo:rsid="000f0df8"/>
    </style:style>
    <style:style style:name="T5" style:family="text">
      <style:text-properties officeooo:rsid="001a32ad"/>
    </style:style>
    <style:style style:name="T6" style:family="text">
      <style:text-properties officeooo:rsid="00111b9e"/>
    </style:style>
    <style:style style:name="T7" style:family="text">
      <style:text-properties officeooo:rsid="00111b9e" fo:background-color="#ffffff" loext:char-shading-value="0"/>
    </style:style>
    <style:style style:name="T8" style:family="text">
      <style:text-properties officeooo:rsid="0012cf74" fo:background-color="#ffffff" loext:char-shading-value="0"/>
    </style:style>
    <style:style style:name="T9" style:family="text">
      <style:text-properties fo:background-color="#b2b2b2" loext:char-shading-value="0"/>
    </style:style>
    <style:style style:name="T10" style:family="text">
      <style:text-properties officeooo:rsid="00111b9e" fo:background-color="#b2b2b2" loext:char-shading-value="0"/>
    </style:style>
    <style:style style:name="T11" style:family="text">
      <style:text-properties officeooo:rsid="001d0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jango.db.utils.OperationalError: (1045, "Access denied for user 'root'@'localhost' (using password: YES)")</text:p>
      <text:p text:style-name="P1"><text:s/></text:p>
      <text:p text:style-name="P1"><text:span text:style-name="T1">changed by db:</text:span></text:p>
      <text:p text:style-name="P1"/>
      <text:p text:style-name="P2"><text:span text:style-name="T1">DATABASES = {</text:span></text:p>
      <text:p text:style-name="P3"><text:s text:c="4"/>'default': {</text:p>
      <text:p text:style-name="P3"><text:s text:c="8"/>'ENGINE': 'django.db.backends.mysql',</text:p>
      <text:p text:style-name="P3"><text:s text:c="8"/>'NAME': 'mindshare_ms',</text:p>
      <text:p text:style-name="P3"><text:s text:c="8"/>'USER': 'root', <text:s text:c="21"/></text:p>
      <text:p text:style-name="P3"><text:s text:c="8"/>'PASSWORD': 'root', <text:s text:c="17"/></text:p>
      <text:p text:style-name="P3"><text:s text:c="8"/>'HOST': '192.168.1.91',</text:p>
      <text:p text:style-name="P3"><text:s text:c="8"/>'PORT': '3306',</text:p>
      <text:p text:style-name="P3"><text:s text:c="4"/>}</text:p>
      <text:p text:style-name="P3">}</text:p>
      <text:p text:style-name="P8"/>
      <text:p text:style-name="P7"/>
      <text:p text:style-name="P9">2) ImportError: No module named project_management.settings</text:p>
      <text:p text:style-name="P9"/>
      <text:p text:style-name="P9"><text:tab/><text:span text:style-name="T3">manage.py</text:span></text:p>
      <text:p text:style-name="P9"><text:tab/><text:tab/><text:span text:style-name="T3">sys.path.append('/opt/Mindshare/')<text:tab/><text:tab/><text:tab/><text:tab/>---&gt; change</text:span></text:p>
      <text:p text:style-name="P9"><text:tab/><text:tab/><text:span text:style-name="T3">sys.path.append('/home/linuxuser/Desktop/production/')</text:span></text:p>
      <text:p text:style-name="P9"/>
      <text:p text:style-name="P10"/>
      <text:p text:style-name="P10">3)<text:span text:style-name="T4">You have 3 unapplied migration(s). Your project may not work properly until you apply the migrations for app(s): auth.</text:span></text:p>
      <text:p text:style-name="P11">Run 'python manage.py migrate' to apply them.</text:p>
      <text:p text:style-name="P11"/>
      <text:p text:style-name="P12"><text:tab/>----<text:span text:style-name="T5">&gt; <text:s/>Python manage.py migrate</text:span></text:p>
      <text:p text:style-name="P12"/>
      <text:p text:style-name="P12"><text:tab/>WARNINGS:</text:p>
      <text:p text:style-name="P12"><text:tab/>?: (mysql.W002) MySQL Strict Mode is not set for database connection 'default'</text:p>
      <text:p text:style-name="P12"><text:tab/><text:tab/>HINT: MySQL's Strict Mode fixes many data integrity problems in MySQL, such as data truncation <text:tab/>upon insertion, by escalating warnings into errors. It is strongly recommended you activate it. See: <text:tab/>https://docs.djangoproject.com/en/1.11/ref/databases/#mysql-sql-mode</text:p>
      <text:p text:style-name="P12"><text:tab/>Operations to perform:</text:p>
      <text:p text:style-name="P12"><text:s text:c="2"/><text:tab/>Apply all migrations: access_control, address, admin, announcements, auth, business_unit, common_manager, <text:tab/>contenttypes, customer, django_cron, logs, milestone, newsletter, non_project_task, notifications, projects, <text:tab/>repository, sessions, sites, tasks, timesheet, users</text:p>
      <text:p text:style-name="P12"><text:tab/>Running migrations:</text:p>
      <text:p text:style-name="P12"><text:s/><text:tab/> Applying auth.0006_require_contenttypes_0002... OK</text:p>
      <text:p text:style-name="P12"><text:s text:c="2"/><text:tab/>Applying auth.0007_alter_validators_add_error_messages... OK</text:p>
      <text:p text:style-name="P12"><text:s/><text:tab/> Applying auth.0008_alter_user_username_max_length... OK</text:p>
      <text:p text:style-name="P12"/>
      <text:p text:style-name="P12"/>
      <text:p text:style-name="P12"/>
      <text:p text:style-name="P12">4) <text:span text:style-name="T6">removed ---&gt;</text:span><text:span text:style-name="T7"> <text:s/></text:span><text:span text:style-name="T10">target="_blank"</text:span></text:p>
      <text:p text:style-name="P13"/>
      <text:p text:style-name="P12"><text:span text:style-name="T7"><text:tab/></text:span><text:span text:style-name="T8">sidemenu.html:</text:span></text:p>
      <text:p text:style-name="P14"/>
      <text:p text:style-name="P15"/>
      <text:p text:style-name="P12"><text:tab/><text:span text:style-name="T6"> <text:s text:c="7"/>&lt;div class="nestedbox"&gt;</text:span></text:p>
      <text:p text:style-name="P6"><text:s text:c="11"/><text:tab/><text:tab/> &lt;a href="/comingsoon/" <text:span text:style-name="T9">target="_blank"</text:span> &gt;&amp;nbsp;My Client Visit Report&lt;/a&gt;</text:p>
      <text:p text:style-name="P6"><text:s text:c="8"/><text:tab/> <text:s text:c="7"/>&lt;/div&gt; </text:p>
      <text:p text:style-name="P6"/>
      <text:p text:style-name="P6"/>
      <text:p text:style-name="P5">5)<text:span text:style-name="T11">TemplateDoesNotExist: client_visit_report/cvr_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14:43.507838825</meta:creation-date>
    <dc:date>2018-02-21T15:07:44.148865176</dc:date>
    <meta:editing-duration>PT52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77" meta:character-count="1845" meta:non-whitespace-character-count="1533"/>
  </office:meta>
</office:document-meta>
</file>